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6.16cm" fo:break-before="auto" style:use-optimal-row-height="true"/>
    </style:style>
    <style:style style:name="ro26" style:family="table-row">
      <style:table-row-properties style:row-height="8.81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ro30" style:family="table-row">
      <style:table-row-properties style:row-height="2.895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3.605cm" fo:break-before="auto" style:use-optimal-row-height="true"/>
    </style:style>
    <style:style style:name="ro33" style:family="table-row">
      <style:table-row-properties style:row-height="2.184cm" fo:break-before="auto" style:use-optimal-row-height="true"/>
    </style:style>
    <style:style style:name="ro34" style:family="table-row">
      <style:table-row-properties style:row-height="5.907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8T15:15:29.68">
            <text:p>0428 <text:s/>1515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8T15:15:29.69">
            <text:p>0428 <text:s/>1515</text:p>
          </table:table-cell>
          <table:table-cell table:style-name="ce8" table:formula="of:=NOW()" office:value-type="date" office:date-value="2022-04-28T15:15:29.69">
            <text:p>0428 <text:s/>1515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8T15:15:29.69">
            <text:p>0428 <text:s/>1515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8T15:15:29.69">
            <text:p>0428 <text:s/>1515</text:p>
          </table:table-cell>
          <table:table-cell table:style-name="ce8" table:formula="of:=NOW()" office:value-type="date" office:date-value="2022-04-28T15:15:29.69">
            <text:p>0428 <text:s/>1515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8T15:15:00.3">
            <text:p>2022/4/28 15:15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5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2022/04/28</text:date>, <text:time>15:15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8T15:15:29.18</dc:date>
    <dc:creator>iwabuchi ken</dc:creator>
    <meta:editing-duration>P17DT19H29M57S</meta:editing-duration>
    <meta:editing-cycles>2448</meta:editing-cycles>
    <meta:generator>OpenOffice/4.1.3$Win32 OpenOffice.org_project/413m1$Build-9783</meta:generator>
    <meta:document-statistic meta:table-count="2" meta:cell-count="982" meta:object-count="0"/>
  </office:meta>
</office:document-meta>
</file>